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Rider Weight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Bike Weight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ront Area</text:p>
          </table:table-cell>
          <table:table-cell office:value-type="float" office:value="0.6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Drag Coef</text:p>
          </table:table-cell>
          <table:table-cell office:value-type="float" office:value="0.63">
            <text:p>0,63</text:p>
          </table:table-cell>
          <table:table-cell table:number-columns-repeated="6"/>
        </table:table-row>
        <table:table-row table:style-name="ro1">
          <table:table-cell/>
          <table:table-cell table:formula="of:=[.B4]*[.B5]" office:value-type="float" office:value="0.378">
            <text:p>0,37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rivetrain Loss</text:p>
          </table:table-cell>
          <table:table-cell office:value-type="float" office:value="0.03">
            <text:p>0,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ill G</text:p>
          </table:table-cell>
          <table:table-cell office:value-type="float" office:value="0.05">
            <text:p>0,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olling Resistance</text:p>
          </table:table-cell>
          <table:table-cell office:value-type="float" office:value="0.005">
            <text:p>0,005</text:p>
          </table:table-cell>
          <table:table-cell table:number-columns-repeated="6"/>
        </table:table-row>
        <table:table-row table:style-name="ro1">
          <table:table-cell office:value-type="string">
            <text:p>Air Density</text:p>
          </table:table-cell>
          <table:table-cell office:value-type="float" office:value="1.226">
            <text:p>1,22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ravitational Constant</text:p>
          </table:table-cell>
          <table:table-cell office:value-type="float" office:value="9.8067">
            <text:p>9,806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peed</text:p>
          </table:table-cell>
          <table:table-cell table:style-name="ce1" office:value-type="float" office:value="20">
            <text:p>20,0</text:p>
          </table:table-cell>
          <table:table-cell table:style-name="ce2" table:formula="of:=[.B17]*1000/3600" office:value-type="float" office:value="5.55555555555556">
            <text:p>5,56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>
            <text:p>N</text:p>
          </table:table-cell>
          <table:table-cell table:style-name="ce3" office:value-type="string">
            <text:p>W</text:p>
          </table:table-cell>
        </table:table-row>
        <table:table-row table:style-name="ro1">
          <table:table-cell table:number-columns-repeated="5"/>
          <table:table-cell office:value-type="string">
            <text:p>F-Gravity</text:p>
          </table:table-cell>
          <table:table-cell table:style-name="ce2" table:formula="of:=[.B15]*SIN(ATAN([.B10]))*([.B1]+[.B2])" office:value-type="float" office:value="40.6470279309444">
            <text:p>40,65</text:p>
          </table:table-cell>
          <table:table-cell table:style-name="ce2" table:formula="of:=[.G19]*[.C17]" office:value-type="float" office:value="225.81682183858">
            <text:p>225,82</text:p>
          </table:table-cell>
        </table:table-row>
        <table:table-row table:style-name="ro1">
          <table:table-cell table:number-columns-repeated="5"/>
          <table:table-cell office:value-type="string">
            <text:p>F-Rolling</text:p>
          </table:table-cell>
          <table:table-cell table:style-name="ce2" table:formula="of:=[.B15]*COS(ATAN([.B10]))*([.B1]+[.B2])*[.B12]" office:value-type="float" office:value="4.06470279309444">
            <text:p>4,06</text:p>
          </table:table-cell>
          <table:table-cell table:style-name="ce2" table:formula="of:=[.G20]*[.C17]" office:value-type="float" office:value="22.581682183858">
            <text:p>22,58</text:p>
          </table:table-cell>
        </table:table-row>
        <table:table-row table:style-name="ro1">
          <table:table-cell table:number-columns-repeated="5"/>
          <table:table-cell office:value-type="string">
            <text:p>F-Drag</text:p>
          </table:table-cell>
          <table:table-cell table:style-name="ce2" table:formula="of:=0.5*[.B4]*[.B5]*[.B13]*[.C17]^2" office:value-type="float" office:value="7.15166666666667">
            <text:p>7,15</text:p>
          </table:table-cell>
          <table:table-cell table:style-name="ce2" table:formula="of:=[.G21]*[.C17]" office:value-type="float" office:value="39.7314814814815">
            <text:p>39,7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2" table:formula="of:=SUM([.H19:.H21])" office:value-type="float" office:value="288.12998550392">
            <text:p>288,13</text:p>
          </table:table-cell>
        </table:table-row>
        <table:table-row table:style-name="ro1">
          <table:table-cell table:number-columns-repeated="7"/>
          <table:table-cell table:style-name="ce2" table:formula="of:=[.H23]/(1-[.B8])" office:value-type="float" office:value="297.041222168989">
            <text:p>297,04</text:p>
          </table:table-cell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office:value-type="string">
            <text:p>Power</text:p>
          </table:table-cell>
          <table:table-cell office:value-type="float" office:value="300">
            <text:p>300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7"/>
          <table:table-cell table:style-name="ce2" table:formula="of:=[.B15]*([.B1]+[.B2])*(SIN(ATAN([.B10])+[.B12]*COS(ATAN([.B10]))))" office:value-type="float" office:value="44.7061356597194">
            <text:p>44,71</text:p>
          </table:table-cell>
        </table:table-row>
        <table:table-row table:style-name="ro1">
          <table:table-cell table:number-columns-repeated="7"/>
          <table:table-cell table:style-name="ce2" table:formula="of:=0.5*[.B4]*[.B5]*[.B13]*[.C17]^2" office:value-type="float" office:value="7.15166666666667">
            <text:p>7,15</text:p>
          </table:table-cell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table:number-columns-repeated="7"/>
          <table:table-cell table:style-name="ce2" table:formula="of:=SUM([.H27:.H28])" office:value-type="float" office:value="51.8578023263861">
            <text:p>51,86</text:p>
          </table:table-cell>
        </table:table-row>
        <table:table-row table:style-name="ro1">
          <table:table-cell table:number-columns-repeated="7"/>
          <table:table-cell table:style-name="ce2" table:formula="of:=[.H30]*[.C17]/(1-[.B8])" office:value-type="float" office:value="297.009177127068">
            <text:p>297,01</text:p>
          </table:table-cell>
        </table:table-row>
        <table:table-row table:style-name="ro1" table:number-rows-repeated="4">
          <table:table-cell table:number-columns-repeated="7"/>
          <table:table-cell table:style-name="ce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ttps://www.gribble.org/cycling/power_v_speed.html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24/08/2018</text:date>, <text:time>21:0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48:52.17</meta:creation-date>
    <dc:date>2018-08-24T21:00:46.78</dc:date>
    <meta:editing-duration>PT1H33M44S</meta:editing-duration>
    <meta:editing-cycles>2</meta:editing-cycles>
    <meta:generator>OpenOffice/4.1.5$Win32 OpenOffice.org_project/415m1$Build-9789</meta:generator>
    <meta:document-statistic meta:table-count="3" meta:cell-count="42" meta:object-count="0"/>
  </office:meta>
</office:document-meta>
</file>